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80808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595959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nnel_Fla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table:style-name="ce3"/>
          <table:table-cell office:value-type="string" table:style-name="ce3">
            <text:p>Numeric Flag</text:p>
          </table:table-cell>
          <table:table-cell office:value-type="string" table:style-name="ce3">
            <text:p>Hex Flag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Product Id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11" table:style-name="ce6">
            <text:p>Bit Flags</text:p>
          </table:table-cell>
          <table:table-cell office:value-type="float" office:value="0" table:style-name="ce1">
            <text:p>0</text:p>
          </table:table-cell>
          <table:table-cell office:value-type="string" office:string-value="0x00000000" table:formula="of:=COM.MICROSOFT.CONCAT(&quot;0x&quot;; DEC2HEX([.B2]; 8))" table:style-name="ce2">
            <text:p>0x00000000</text:p>
          </table:table-cell>
          <table:table-cell office:value-type="string" table:style-name="ce1">
            <text:p>None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]; 8))" table:style-name="ce2">
            <text:p>0x00000001</text:p>
          </table:table-cell>
          <table:table-cell office:value-type="string" table:style-name="ce1">
            <text:p>Public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2" table:style-name="ce1">
            <text:p>2</text:p>
          </table:table-cell>
          <table:table-cell office:value-type="string" office:string-value="0x00000002" table:formula="of:=COM.MICROSOFT.CONCAT(&quot;0x&quot;; DEC2HEX([.B4]; 8))" table:style-name="ce2">
            <text:p>0x00000002</text:p>
          </table:table-cell>
          <table:table-cell office:value-type="string" table:style-name="ce1">
            <text:p>Moderated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4" table:style-name="ce1">
            <text:p>4</text:p>
          </table:table-cell>
          <table:table-cell office:value-type="string" office:string-value="0x00000004" table:formula="of:=COM.MICROSOFT.CONCAT(&quot;0x&quot;; DEC2HEX([.B5]; 8))" table:style-name="ce2">
            <text:p>0x00000004</text:p>
          </table:table-cell>
          <table:table-cell office:value-type="string" table:style-name="ce1">
            <text:p>Restricted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8" table:style-name="ce1">
            <text:p>8</text:p>
          </table:table-cell>
          <table:table-cell office:value-type="string" office:string-value="0x00000008" table:formula="of:=COM.MICROSOFT.CONCAT(&quot;0x&quot;; DEC2HEX([.B6]; 8))" table:style-name="ce2">
            <text:p>0x00000008</text:p>
          </table:table-cell>
          <table:table-cell office:value-type="string" table:style-name="ce1">
            <text:p>Silent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16" table:style-name="ce1">
            <text:p>16</text:p>
          </table:table-cell>
          <table:table-cell office:value-type="string" office:string-value="0x00000010" table:formula="of:=COM.MICROSOFT.CONCAT(&quot;0x&quot;; DEC2HEX([.B7]; 8))" table:style-name="ce2">
            <text:p>0x00000010</text:p>
          </table:table-cell>
          <table:table-cell office:value-type="string" table:style-name="ce1">
            <text:p>System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32" table:style-name="ce1">
            <text:p>32</text:p>
          </table:table-cell>
          <table:table-cell office:value-type="string" office:string-value="0x00000020" table:formula="of:=COM.MICROSOFT.CONCAT(&quot;0x&quot;; DEC2HEX([.B8]; 8))" table:style-name="ce2">
            <text:p>0x00000020</text:p>
          </table:table-cell>
          <table:table-cell office:value-type="string" table:style-name="ce1">
            <text:p>Product-Specific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4096" table:style-name="ce1">
            <text:p>4096</text:p>
          </table:table-cell>
          <table:table-cell office:value-type="string" office:string-value="0x00001000" table:formula="of:=COM.MICROSOFT.CONCAT(&quot;0x&quot;; DEC2HEX([.B9]; 8))" table:style-name="ce2">
            <text:p>0x00001000</text:p>
          </table:table-cell>
          <table:table-cell office:value-type="string" table:style-name="ce1">
            <text:p>Global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16384" table:style-name="ce1">
            <text:p>16384</text:p>
          </table:table-cell>
          <table:table-cell office:value-type="string" office:string-value="0x00004000" table:formula="of:=COM.MICROSOFT.CONCAT(&quot;0x&quot;; DEC2HEX([.B10]; 8))" table:style-name="ce2">
            <text:p>0x00004000</text:p>
          </table:table-cell>
          <table:table-cell office:value-type="string" table:style-name="ce1">
            <text:p>Redirected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32768" table:style-name="ce1">
            <text:p>32768</text:p>
          </table:table-cell>
          <table:table-cell office:value-type="string" office:string-value="0x00008000" table:formula="of:=COM.MICROSOFT.CONCAT(&quot;0x&quot;; DEC2HEX([.B11]; 8))" table:style-name="ce2">
            <text:p>0x00008000</text:p>
          </table:table-cell>
          <table:table-cell office:value-type="string" table:style-name="ce1">
            <text:p>Chat</text:p>
          </table:table-cell>
          <table:table-cell table:style-name="ce5"/>
          <table:table-cell table:number-columns-repeated="16379"/>
        </table:table-row>
        <table:table-row table:style-name="ro1">
          <table:covered-table-cell/>
          <table:table-cell office:value-type="float" office:value="65536" table:style-name="ce1">
            <text:p>65536</text:p>
          </table:table-cell>
          <table:table-cell office:value-type="string" office:string-value="0x00010000" table:formula="of:=COM.MICROSOFT.CONCAT(&quot;0x&quot;; DEC2HEX([.B12]; 8))" table:style-name="ce2">
            <text:p>0x00010000</text:p>
          </table:table-cell>
          <table:table-cell office:value-type="string" table:style-name="ce1">
            <text:p>Tech Suppor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hannel</text:p>
          </table:table-cell>
          <table:table-cell office:value-type="string" table:style-name="ce3">
            <text:p>Numeric Flags</text:p>
          </table:table-cell>
          <table:table-cell office:value-type="string" table:style-name="ce3">
            <text:p>Hex Flags</text:p>
          </table:table-cell>
          <table:table-cell office:value-type="string" table:style-name="ce3">
            <text:p>Names</text:p>
          </table:table-cell>
          <table:table-cell office:value-type="string" table:style-name="ce3">
            <text:p>Product I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 Void</text:p>
          </table:table-cell>
          <table:table-cell office:value-type="float" office:value="9" table:style-name="ce1">
            <text:p>9</text:p>
          </table:table-cell>
          <table:table-cell office:value-type="string" office:string-value="0x00000009" table:formula="of:=COM.MICROSOFT.CONCAT(&quot;0x&quot;; DEC2HEX([.B15]; 8))" table:style-name="ce1">
            <text:p>0x00000009</text:p>
          </table:table-cell>
          <table:table-cell office:value-type="string" table:style-name="ce1">
            <text:p>Public, Sil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arez</text:p>
          </table:table-cell>
          <table:table-cell office:value-type="float" office:value="13" table:style-name="ce1">
            <text:p>13</text:p>
          </table:table-cell>
          <table:table-cell office:value-type="string" office:string-value="0x0000000D" table:formula="of:=COM.MICROSOFT.CONCAT(&quot;0x&quot;; DEC2HEX([.B16]; 8))" table:style-name="ce1">
            <text:p>0x0000000D</text:p>
          </table:table-cell>
          <table:table-cell office:value-type="string" table:style-name="ce1">
            <text:p>Public, Silent, Restric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ckstage</text:p>
          </table:table-cell>
          <table:table-cell office:value-type="float" office:value="16" table:style-name="ce1">
            <text:p>16</text:p>
          </table:table-cell>
          <table:table-cell office:value-type="string" office:string-value="0x00000010" table:formula="of:=COM.MICROSOFT.CONCAT(&quot;0x&quot;; DEC2HEX([.B17]; 8))" table:style-name="ce1">
            <text:p>0x00000010</text:p>
          </table:table-cell>
          <table:table-cell office:value-type="string" table:style-name="ce1">
            <text:p>Syst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izzard Tech Support</text:p>
          </table:table-cell>
          <table:table-cell office:value-type="float" office:value="4099" table:style-name="ce1">
            <text:p>4099</text:p>
          </table:table-cell>
          <table:table-cell office:value-type="string" office:string-value="0x00001003" table:formula="of:=COM.MICROSOFT.CONCAT(&quot;0x&quot;; DEC2HEX([.B18]; 8))" table:style-name="ce1">
            <text:p>0x00001003</text:p>
          </table:table-cell>
          <table:table-cell office:value-type="string" table:style-name="ce1">
            <text:p>Public, Global, Modera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pen Tech Support</text:p>
          </table:table-cell>
          <table:table-cell office:value-type="float" office:value="4097" table:style-name="ce1">
            <text:p>4097</text:p>
          </table:table-cell>
          <table:table-cell office:value-type="string" office:string-value="0x00001001" table:formula="of:=COM.MICROSOFT.CONCAT(&quot;0x&quot;; DEC2HEX([.B19]; 8))" table:style-name="ce1">
            <text:p>0x00001001</text:p>
          </table:table-cell>
          <table:table-cell office:value-type="string" table:style-name="ce1">
            <text:p>Public, Glob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izzard Chat</text:p>
          </table:table-cell>
          <table:table-cell office:value-type="float" office:value="4097" table:style-name="ce1">
            <text:p>4097</text:p>
          </table:table-cell>
          <table:table-cell office:value-type="string" office:string-value="0x00001001" table:formula="of:=COM.MICROSOFT.CONCAT(&quot;0x&quot;; DEC2HEX([.B20]; 8))" table:style-name="ce1">
            <text:p>0x00001001</text:p>
          </table:table-cell>
          <table:table-cell office:value-type="string" table:style-name="ce1">
            <text:p>Public, Glob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lan Recruitment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21]; 8))" table:style-name="ce1">
            <text:p>0x00000001</text:p>
          </table:table-cell>
          <table:table-cell office:value-type="string" table:style-name="ce1">
            <text:p>Publi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blic Chat</text:p>
          </table:table-cell>
          <table:table-cell office:value-type="float" office:value="33" table:style-name="ce1">
            <text:p>33</text:p>
          </table:table-cell>
          <table:table-cell office:value-type="string" office:string-value="0x00000021" table:formula="of:=COM.MICROSOFT.CONCAT(&quot;0x&quot;; DEC2HEX([.B22]; 8))" table:style-name="ce1">
            <text:p>0x00000021</text:p>
          </table:table-cell>
          <table:table-cell office:value-type="string" table:style-name="ce1">
            <text:p>Public, Product-Specific</text:p>
          </table:table-cell>
          <table:table-cell office:value-type="string" table:style-name="ce1">
            <text:p>CH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craft</text:p>
          </table:table-cell>
          <table:table-cell office:value-type="float" office:value="33" table:style-name="ce1">
            <text:p>33</text:p>
          </table:table-cell>
          <table:table-cell office:value-type="string" office:string-value="0x00000021" table:formula="of:=COM.MICROSOFT.CONCAT(&quot;0x&quot;; DEC2HEX([.B23]; 8))" table:style-name="ce1">
            <text:p>0x00000021</text:p>
          </table:table-cell>
          <table:table-cell office:value-type="string" table:style-name="ce1">
            <text:p>Public, Product-Specific</text:p>
          </table:table-cell>
          <table:table-cell office:value-type="string" table:style-name="ce1">
            <text:p>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od War</text:p>
          </table:table-cell>
          <table:table-cell office:value-type="float" office:value="33" table:style-name="ce1">
            <text:p>33</text:p>
          </table:table-cell>
          <table:table-cell office:value-type="string" office:string-value="0x00000021" table:formula="of:=COM.MICROSOFT.CONCAT(&quot;0x&quot;; DEC2HEX([.B24]; 8))" table:style-name="ce1">
            <text:p>0x00000021</text:p>
          </table:table-cell>
          <table:table-cell office:value-type="string" table:style-name="ce1">
            <text:p>Public, Product-Specific</text:p>
          </table:table-cell>
          <table:table-cell office:value-type="string" table:style-name="ce1">
            <text:p>SE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blo II</text:p>
          </table:table-cell>
          <table:table-cell office:value-type="float" office:value="33" table:style-name="ce1">
            <text:p>33</text:p>
          </table:table-cell>
          <table:table-cell office:value-type="string" office:string-value="0x00000021" table:formula="of:=COM.MICROSOFT.CONCAT(&quot;0x&quot;; DEC2HEX([.B25]; 8))" table:style-name="ce1">
            <text:p>0x00000021</text:p>
          </table:table-cell>
          <table:table-cell office:value-type="string" table:style-name="ce1">
            <text:p>Public, Product-Specific</text:p>
          </table:table-cell>
          <table:table-cell office:value-type="string" table:style-name="ce1">
            <text:p>D2D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d of Destruction</text:p>
          </table:table-cell>
          <table:table-cell office:value-type="float" office:value="33" table:style-name="ce1">
            <text:p>33</text:p>
          </table:table-cell>
          <table:table-cell office:value-type="string" office:string-value="0x00000021" table:formula="of:=COM.MICROSOFT.CONCAT(&quot;0x&quot;; DEC2HEX([.B26]; 8))" table:style-name="ce1">
            <text:p>0x00000021</text:p>
          </table:table-cell>
          <table:table-cell office:value-type="string" table:style-name="ce1">
            <text:p>Public, Product-Specific</text:p>
          </table:table-cell>
          <table:table-cell office:value-type="string" table:style-name="ce1">
            <text:p>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423lkn</text:p>
          </table:table-cell>
          <table:table-cell office:value-type="float" office:value="3" table:style-name="ce1">
            <text:p>3</text:p>
          </table:table-cell>
          <table:table-cell office:value-type="string" office:string-value="0x00000003" table:formula="of:=COM.MICROSOFT.CONCAT(&quot;0x&quot;; DEC2HEX([.B27]; 8))" table:style-name="ce1">
            <text:p>0x00000003</text:p>
          </table:table-cell>
          <table:table-cell office:value-type="string" table:style-name="ce1">
            <text:p>Public, Modera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Craft Newbie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28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ponents Wanted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29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dder Challenge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0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od War Game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1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od War Ladder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2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rran Strategy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3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erg Strategy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4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toss Strategy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5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ustom Map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6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K Info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7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K Single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8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K Team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39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K Beginner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0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K Zone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1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K Game Room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2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BK Pro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3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SEXP, ST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uman Strategy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4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W2B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c Strategy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5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W2B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enario Game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6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W2B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ssic Game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7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W2B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r2 Ladder Challenge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8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W2B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ron Man Challenge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49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W2B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e For All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0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W2B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ne vs One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1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W2B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ding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2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ding Set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3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ding Hardcore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4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ding Gem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5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D Trading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6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D Trading Set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7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D Trading Hardcore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8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D Trading Gem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59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ing Strategie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0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barian Village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1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azon Camp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2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cromancer Crypt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3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ladin Temple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4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ceress Tower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5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sassin Den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6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uidic Grove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7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rdcore Player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8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operative Players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69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blo II PvP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70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w Normal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71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w Nightmare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72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w Hell</text:p>
          </table:table-cell>
          <table:table-cell office:value-type="float" office:value="1" table:style-name="ce1">
            <text:p>1</text:p>
          </table:table-cell>
          <table:table-cell office:value-type="string" office:string-value="0x00000001" table:formula="of:=COM.MICROSOFT.CONCAT(&quot;0x&quot;; DEC2HEX([.B73]; 8))" table:style-name="ce1">
            <text:p>0x00000001</text:p>
          </table:table-cell>
          <table:table-cell office:value-type="string" table:style-name="ce1">
            <text:p>Public</text:p>
          </table:table-cell>
          <table:table-cell office:value-type="string" table:style-name="ce1">
            <text:p>D2DV, D2XP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2" table:style-name="ce4">
            <text:p>End of List</text:p>
          </table:table-cell>
          <table:covered-table-cell table:number-columns-repeated="4"/>
          <table:table-cell table:number-columns-repeated="16379"/>
        </table:table-row>
        <table:table-row table:style-name="ro1">
          <table:covered-table-cell/>
          <table:covered-table-cell table:number-columns-repeated="4"/>
          <table:table-cell table:number-columns-repeated="16379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Carl Bennett</meta:initial-creator>
    <dc:creator>Carl Bennett</dc:creator>
    <meta:creation-date>2020-10-24T02:03:37Z</meta:creation-date>
    <dc:date>2020-10-28T09:47:08Z</dc:date>
  </office:meta>
</office:document-meta>
</file>